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57.94pt"/>
    </style:style>
    <style:style style:name="co3" style:family="table-column">
      <style:table-column-properties fo:break-before="auto" style:column-width="40.51pt"/>
    </style:style>
    <style:style style:name="co4" style:family="table-column">
      <style:table-column-properties fo:break-before="auto" style:column-width="47.76pt"/>
    </style:style>
    <style:style style:name="co5" style:family="table-column">
      <style:table-column-properties fo:break-before="auto" style:column-width="29.11pt"/>
    </style:style>
    <style:style style:name="co6" style:family="table-column">
      <style:table-column-properties fo:break-before="auto" style:column-width="32.71pt"/>
    </style:style>
    <style:style style:name="co7" style:family="table-column">
      <style:table-column-properties fo:break-before="auto" style:column-width="20.04pt"/>
    </style:style>
    <style:style style:name="co8" style:family="table-column">
      <style:table-column-properties fo:break-before="auto" style:column-width="33.9pt"/>
    </style:style>
    <style:style style:name="co9" style:family="table-column">
      <style:table-column-properties fo:break-before="auto" style:column-width="32.09pt"/>
    </style:style>
    <style:style style:name="co10" style:family="table-column">
      <style:table-column-properties fo:break-before="auto" style:column-width="28.49pt"/>
    </style:style>
    <style:style style:name="co11" style:family="table-column">
      <style:table-column-properties fo:break-before="auto" style:column-width="49.29pt"/>
    </style:style>
    <style:style style:name="co12" style:family="table-column">
      <style:table-column-properties fo:break-before="auto" style:column-width="83.59pt"/>
    </style:style>
    <style:style style:name="co13" style:family="table-column">
      <style:table-column-properties fo:break-before="auto" style:column-width="52.89pt"/>
    </style:style>
    <style:style style:name="co14" style:family="table-column">
      <style:table-column-properties fo:break-before="auto" style:column-width="53.55pt"/>
    </style:style>
    <style:style style:name="co15" style:family="table-column">
      <style:table-column-properties fo:break-before="auto" style:column-width="67.95pt"/>
    </style:style>
    <style:style style:name="co16" style:family="table-column">
      <style:table-column-properties fo:break-before="auto" style:column-width="96.86pt"/>
    </style:style>
    <style:style style:name="co17" style:family="table-column">
      <style:table-column-properties fo:break-before="auto" style:column-width="92.24pt"/>
    </style:style>
    <style:style style:name="co18" style:family="table-column">
      <style:table-column-properties fo:break-before="auto" style:column-width="101.06pt"/>
    </style:style>
    <style:style style:name="co19" style:family="table-column">
      <style:table-column-properties fo:break-before="auto" style:column-width="78.8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999999"/>
      <style:text-properties fo:color="#eeeee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visibility="collapse" table:number-columns-repeated="2" table:default-cell-style-name="Default"/>
        <table:table-column table:style-name="co3" table:visibility="collapse" table:default-cell-style-name="Default"/>
        <table:table-column table:style-name="co4" table:visibility="collapse" table:default-cell-style-name="Default"/>
        <table:table-column table:style-name="co5" table:visibility="collapse" table:default-cell-style-name="Default"/>
        <table:table-column table:style-name="co6" table:visibility="collapse" table:default-cell-style-name="Default"/>
        <table:table-column table:style-name="co7" table:visibility="collapse" table:default-cell-style-name="Default"/>
        <table:table-column table:style-name="co8" table:visibility="collapse" table:default-cell-style-name="Default"/>
        <table:table-column table:style-name="co9" table:visibility="collapse" table:default-cell-style-name="Default"/>
        <table:table-column table:style-name="co10" table:visibility="collapse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" table:number-columns-repeated="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2" table:default-cell-style-name="Default"/>
        <table:table-column table:style-name="co19" table:default-cell-style-name="Default"/>
        <table:table-column table:style-name="co1" table:default-cell-style-name="Default"/>
        <table:table-row table:style-name="ro1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Unknown 1</text:p>
          </table:table-cell>
          <table:table-cell table:style-name="ce2" office:value-type="string" calcext:value-type="string">
            <text:p>Unknown 2</text:p>
          </table:table-cell>
          <table:table-cell table:style-name="ce2" office:value-type="string" calcext:value-type="string">
            <text:p>Daedra</text:p>
          </table:table-cell>
          <table:table-cell table:style-name="ce2" office:value-type="string" calcext:value-type="string">
            <text:p>Summon</text:p>
          </table:table-cell>
          <table:table-cell table:style-name="ce2" office:value-type="string" calcext:value-type="string">
            <text:p>Rest</text:p>
          </table:table-cell>
          <table:table-cell table:style-name="ce2" office:value-type="string" calcext:value-type="string">
            <text:p>Court</text:p>
          </table:table-cell>
          <table:table-cell table:style-name="ce2" office:value-type="string" calcext:value-type="string">
            <text:p>Pit</text:p>
          </table:table-cell>
          <table:table-cell table:style-name="ce2" office:value-type="string" calcext:value-type="string">
            <text:p>Effect</text:p>
          </table:table-cell>
          <table:table-cell table:style-name="ce2" office:value-type="string" calcext:value-type="string">
            <text:p>Enter</text:p>
          </table:table-cell>
          <table:table-cell table:style-name="ce2" office:value-type="string" calcext:value-type="string">
            <text:p>Path</text:p>
          </table:table-cell>
          <table:table-cell table:style-name="ce2" office:value-type="string" calcext:value-type="string">
            <text:p>Start</text:p>
          </table:table-cell>
          <table:table-cell table:style-name="ce2" office:value-type="string" calcext:value-type="string">
            <text:p>Quest marker</text:p>
          </table:table-cell>
          <table:table-cell table:style-name="ce2" office:value-type="string" calcext:value-type="string">
            <text:p>Create</text:p>
          </table:table-cell>
          <table:table-cell table:style-name="ce2" office:value-type="string" calcext:value-type="string">
            <text:p>Prison</text:p>
          </table:table-cell>
          <table:table-cell table:style-name="ce2" office:value-type="string" calcext:value-type="string">
            <text:p>Prison exit</text:p>
          </table:table-cell>
          <table:table-cell table:style-name="ce2" office:value-type="string" calcext:value-type="string">
            <text:p>Random monster</text:p>
          </table:table-cell>
          <table:table-cell table:style-name="ce2" office:value-type="string" calcext:value-type="string">
            <text:p>Monster</text:p>
          </table:table-cell>
          <table:table-cell table:style-name="ce2" office:value-type="string" calcext:value-type="string">
            <text:p>Teleport</text:p>
          </table:table-cell>
          <table:table-cell table:style-name="ce2" office:value-type="string" calcext:value-type="string">
            <text:p>Quest item marker</text:p>
          </table:table-cell>
          <table:table-cell table:style-name="ce2" office:value-type="string" calcext:value-type="string">
            <text:p>Random treasure</text:p>
          </table:table-cell>
          <table:table-cell table:style-name="ce2" office:value-type="string" calcext:value-type="string">
            <text:p>Random flat</text:p>
          </table:table-cell>
          <table:table-cell table:style-name="ce2" office:value-type="string" calcext:value-type="string">
            <text:p>Ladder bottom</text:p>
          </table:table-cell>
          <table:table-cell table:style-name="ce2" office:value-type="string" calcext:value-type="string">
            <text:p>Laddertop</text:p>
          </table:table-cell>
        </table:table-row>
        <table:table-row table:style-name="ro1">
          <table:table-cell office:value-type="string" calcext:value-type="string">
            <text:p>B0000000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000000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0000002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0000003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0000004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0000005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0000006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0000007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0000008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0000009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0000010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000001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0000012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0000013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0000014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000000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000000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000000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000000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000000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000000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000000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000000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000000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000000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00000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000002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000003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000004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000005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000006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000007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000008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000009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000010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00001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000012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000013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000014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000015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000016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000017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000018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000019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000020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00002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000022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000023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000024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000025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000026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000027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000028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000029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000030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00003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000032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000033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000034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000035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000036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000037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000038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000039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000040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00004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000042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000043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000044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000045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000046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000047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000048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000049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000050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00005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000052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000053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000054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000055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000056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000057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000058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000059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000060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00006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000062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000063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000064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000065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000066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000067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000068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000069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000070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00007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000072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000073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000074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000075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000076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000077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000078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000079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000080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00008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000082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000083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000084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000085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000086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000087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000088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000089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000090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00009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000092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000000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00000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000002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000003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000004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000005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000006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000007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000008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000009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000010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00001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000012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000013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000014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000015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000016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000017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000018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000019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000020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00002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000022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00002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00002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00002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000026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000027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000028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000029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0000000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000000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000000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000000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000000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000000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000000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000002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000002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0000022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000004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000004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000004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0000043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0000060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000006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0000062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000006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0000070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000007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000008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000008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000008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000010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000010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000012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000012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0000140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000014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0000160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000016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0000180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000018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0000200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000020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0000202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0000203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0000204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0000205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000099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</table:table>
      <table:named-expressions/>
      <table:database-ranges>
        <table:database-range table:name="__Anonymous_Sheet_DB__0" table:target-range-address="Sheet1.A1:Sheet1.X188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5">00/00/0000</text:date>, <text:time style:data-style-name="N2" text:time-value="17:49:37.10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5T17:41:12.612000000</meta:creation-date>
    <dc:date>2019-12-05T17:52:22.048000000</dc:date>
    <meta:editing-duration>PT6M39S</meta:editing-duration>
    <meta:editing-cycles>3</meta:editing-cycles>
    <meta:generator>LibreOffice/6.1.2.1$Windows_X86_64 LibreOffice_project/65905a128db06ba48db947242809d14d3f9a93fe</meta:generator>
    <meta:document-statistic meta:table-count="1" meta:cell-count="4512" meta:object-count="0"/>
  </office:meta>
</office:document-meta>
</file>